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10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fo:color="#c9211e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ush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08:0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451" calcext:value-type="float">
            <text:p>0.3451</text:p>
          </table:table-cell>
          <table:table-cell office:value-type="float" office:value="18.4188" calcext:value-type="float">
            <text:p>18.418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469" calcext:value-type="float">
            <text:p>0.64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14</text:p>
          </table:table-cell>
          <table:table-cell table:style-name="ce4"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14" calcext:value-type="float">
            <text:p>0.3614</text:p>
          </table:table-cell>
          <table:table-cell table:style-name="ce2" office:value-type="float" office:value="19.7902" calcext:value-type="float">
            <text:p>19.7902</text:p>
          </table:table-cell>
          <table:table-cell office:value-type="float" office:value="0.9286" calcext:value-type="float">
            <text:p>0.9286</text:p>
          </table:table-cell>
          <table:table-cell table:style-name="ce2" office:value-type="float" office:value="0.6284" calcext:value-type="float">
            <text:p>0.6284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325" calcext:value-type="float">
            <text:p>0.3325</text:p>
          </table:table-cell>
          <table:table-cell office:value-type="float" office:value="19.0894" calcext:value-type="float">
            <text:p>19.089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6563" calcext:value-type="float">
            <text:p>0.6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33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48" calcext:value-type="float">
            <text:p>0.3448</text:p>
          </table:table-cell>
          <table:table-cell office:value-type="float" office:value="19.3031" calcext:value-type="float">
            <text:p>19.30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6434" calcext:value-type="float">
            <text:p>0.64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9:06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8" calcext:value-type="float">
            <text:p>0.328</text:p>
          </table:table-cell>
          <table:table-cell office:value-type="float" office:value="19.0548" calcext:value-type="float">
            <text:p>19.054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569" calcext:value-type="float">
            <text:p>0.6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9:12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534" calcext:value-type="float">
            <text:p>0.3534</text:p>
          </table:table-cell>
          <table:table-cell office:value-type="float" office:value="19.0115" calcext:value-type="float">
            <text:p>19.0115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6382" calcext:value-type="float">
            <text:p>0.6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1:2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393" calcext:value-type="float">
            <text:p>0.3393</text:p>
          </table:table-cell>
          <table:table-cell office:value-type="float" office:value="19.2537" calcext:value-type="float">
            <text:p>19.2537</text:p>
          </table:table-cell>
          <table:table-cell office:value-type="float" office:value="0.9584" calcext:value-type="float">
            <text:p>0.9584</text:p>
          </table:table-cell>
          <table:table-cell table:style-name="ce2" office:value-type="float" office:value="0.6545" calcext:value-type="float">
            <text:p>0.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01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19.1718" calcext:value-type="float">
            <text:p>19.1718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6837" calcext:value-type="float">
            <text:p>0.6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1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307" calcext:value-type="float">
            <text:p>0.3307</text:p>
          </table:table-cell>
          <table:table-cell office:value-type="float" office:value="19.1921" calcext:value-type="float">
            <text:p>19.1921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638" calcext:value-type="float">
            <text:p>0.6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2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79" calcext:value-type="float">
            <text:p>0.3079</text:p>
          </table:table-cell>
          <table:table-cell office:value-type="float" office:value="19.271" calcext:value-type="float">
            <text:p>19.271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867" calcext:value-type="float">
            <text:p>0.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3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345" calcext:value-type="float">
            <text:p>0.3345</text:p>
          </table:table-cell>
          <table:table-cell office:value-type="float" office:value="19.1432" calcext:value-type="float">
            <text:p>19.1432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6608" calcext:value-type="float">
            <text:p>0.6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43</text:p>
          </table:table-cell>
          <table:table-cell table:style-name="ce2"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376" calcext:value-type="float">
            <text:p>0.3376</text:p>
          </table:table-cell>
          <table:table-cell table:style-name="ce2" office:value-type="float" office:value="19.3766" calcext:value-type="float">
            <text:p>19.3766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6566" calcext:value-type="float">
            <text:p>0.656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3:0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295" calcext:value-type="float">
            <text:p>0.3295</text:p>
          </table:table-cell>
          <table:table-cell office:value-type="float" office:value="18.7721" calcext:value-type="float">
            <text:p>18.7721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60799980163574" calcext:value-type="float">
            <text:p>0.660799980163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3:1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578" calcext:value-type="float">
            <text:p>0.3578</text:p>
          </table:table-cell>
          <table:table-cell office:value-type="float" office:value="18.9279" calcext:value-type="float">
            <text:p>18.9279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636099994182587" calcext:value-type="float">
            <text:p>0.636099994182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3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735" calcext:value-type="float">
            <text:p>0.3735</text:p>
          </table:table-cell>
          <table:table-cell office:value-type="float" office:value="18.9803" calcext:value-type="float">
            <text:p>18.980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16599977016449" calcext:value-type="float">
            <text:p>0.616599977016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4:19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77" calcext:value-type="float">
            <text:p>0.377</text:p>
          </table:table-cell>
          <table:table-cell table:style-name="ce2" office:value-type="float" office:value="19.3727" calcext:value-type="float">
            <text:p>19.372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14099979400635" calcext:value-type="float">
            <text:p>0.61409997940063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4:4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64" calcext:value-type="float">
            <text:p>0.364</text:p>
          </table:table-cell>
          <table:table-cell office:value-type="float" office:value="19.0326" calcext:value-type="float">
            <text:p>19.03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626500010490418" calcext:value-type="float">
            <text:p>0.626500010490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4:5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773" calcext:value-type="float">
            <text:p>0.3773</text:p>
          </table:table-cell>
          <table:table-cell office:value-type="float" office:value="19.3135" calcext:value-type="float">
            <text:p>19.3135</text:p>
          </table:table-cell>
          <table:table-cell office:value-type="float" office:value="0.9236" calcext:value-type="float">
            <text:p>0.9236</text:p>
          </table:table-cell>
          <table:table-cell table:style-name="ce2" office:value-type="float" office:value="0.612900018692017" calcext:value-type="float">
            <text:p>0.612900018692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0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305" calcext:value-type="float">
            <text:p>0.3305</text:p>
          </table:table-cell>
          <table:table-cell table:style-name="ce2" office:value-type="float" office:value="17.7279" calcext:value-type="float">
            <text:p>17.727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6588" calcext:value-type="float">
            <text:p>0.6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1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209" calcext:value-type="float">
            <text:p>0.3209</text:p>
          </table:table-cell>
          <table:table-cell office:value-type="float" office:value="17.7155" calcext:value-type="float">
            <text:p>17.715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6707" calcext:value-type="float">
            <text:p>0.6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30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552" calcext:value-type="float">
            <text:p>0.3552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0.9276" calcext:value-type="float">
            <text:p>0.9276</text:p>
          </table:table-cell>
          <table:table-cell table:style-name="ce2" office:value-type="float" office:value="0.635" calcext:value-type="float">
            <text:p>0.63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4:59:4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56" calcext:value-type="float">
            <text:p>0.3456</text:p>
          </table:table-cell>
          <table:table-cell office:value-type="float" office:value="17.653" calcext:value-type="float">
            <text:p>17.65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45" calcext:value-type="float">
            <text:p>0.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05" calcext:value-type="float">
            <text:p>0.3205</text:p>
          </table:table-cell>
          <table:table-cell office:value-type="float" office:value="17.3373" calcext:value-type="float">
            <text:p>17.337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701" calcext:value-type="float">
            <text:p>0.6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0:0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468" calcext:value-type="float">
            <text:p>0.3468</text:p>
          </table:table-cell>
          <table:table-cell office:value-type="float" office:value="17.4275" calcext:value-type="float">
            <text:p>17.427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6425" calcext:value-type="float">
            <text:p>0.64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rushing-anime1'.A1:'Brushing-anime1'.N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39:40.722915832</dc:date>
    <meta:editing-duration>PT9M35S</meta:editing-duration>
    <meta:editing-cycles>3</meta:editing-cycles>
    <meta:generator>LibreOffice/7.3.7.2$Linux_X86_64 LibreOffice_project/30$Build-2</meta:generator>
    <meta:document-statistic meta:table-count="1" meta:cell-count="257" meta:object-count="0"/>
  </office:meta>
</office:document-meta>
</file>